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language="en" fo:country="US" style:font-name-complex="Arial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6" style:family="paragraph" style:parent-style-name="Standard"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7" style:family="paragraph" style:parent-style-name="Standard">
      <style:text-properties style:font-name="Calibri" style:font-name-complex="Calibri"/>
    </style:style>
    <style:style style:name="P8" style:family="paragraph" style:parent-style-name="Standard">
      <style:text-properties officeooo:paragraph-rsid="001dcb2f"/>
    </style:style>
    <style:style style:name="P9" style:family="paragraph" style:parent-style-name="Position">
      <style:text-properties style:font-name="Arial" style:font-name-complex="Arial"/>
    </style:style>
    <style:style style:name="P10" style:family="paragraph" style:parent-style-name="Position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11" style:family="paragraph" style:parent-style-name="Position">
      <style:text-properties style:font-name="Arial" fo:font-size="12pt" style:font-size-asian="12pt" style:font-name-complex="Arial" style:font-size-complex="12pt"/>
    </style:style>
    <style:style style:name="P12" style:family="paragraph" style:parent-style-name="Position">
      <style:text-properties style:font-name="Arial" fo:font-size="12pt" fo:font-weight="normal" style:font-size-asian="12pt" style:font-weight-asian="normal" style:font-name-complex="Arial" style:font-size-complex="12pt"/>
    </style:style>
    <style:style style:name="P13" style:family="paragraph" style:parent-style-name="Position">
      <style:text-properties style:font-name="Arial" fo:font-weight="normal" style:font-weight-asian="normal" style:font-name-complex="Arial"/>
    </style:style>
    <style:style style:name="P14" style:family="paragraph" style:parent-style-name="Company">
      <style:text-properties style:font-name="Arial" style:font-name-complex="Arial"/>
    </style:style>
    <style:style style:name="P15" style:family="paragraph" style:parent-style-name="Company">
      <style:text-properties style:font-name="Arial" officeooo:paragraph-rsid="001dcb2f" style:font-name-complex="Arial"/>
    </style:style>
    <style:style style:name="P16" style:family="paragraph" style:parent-style-name="Company">
      <style:text-properties style:font-name="Arial" officeooo:rsid="001dcb2f" officeooo:paragraph-rsid="001dcb2f" style:font-name-complex="Arial"/>
    </style:style>
    <style:style style:name="P17" style:family="paragraph" style:parent-style-name="Company">
      <style:text-properties style:font-name="Arial" fo:font-weight="normal" style:font-weight-asian="normal" style:font-name-complex="Arial"/>
    </style:style>
    <style:style style:name="P18" style:family="paragraph" style:parent-style-name="Company">
      <style:text-properties style:font-name="Arial" fo:font-weight="normal" officeooo:rsid="001dcb2f" officeooo:paragraph-rsid="001dcb2f" style:font-weight-asian="normal" style:font-name-complex="Arial"/>
    </style:style>
    <style:style style:name="P19" style:family="paragraph" style:parent-style-name="Company">
      <style:text-properties style:font-name="Arial" fo:font-weight="normal" officeooo:rsid="001dcb2f" officeooo:paragraph-rsid="001f8df6" style:font-weight-asian="normal" style:font-name-complex="Arial"/>
    </style:style>
    <style:style style:name="P20" style:family="paragraph" style:parent-style-name="Company">
      <style:text-properties style:font-name="Arial" fo:font-weight="normal" officeooo:paragraph-rsid="001f8df6" style:font-weight-asian="normal" style:font-name-complex="Arial"/>
    </style:style>
    <style:style style:name="P21" style:family="paragraph" style:parent-style-name="Indented">
      <style:text-properties style:font-name="Arial" style:font-name-complex="Arial"/>
    </style:style>
    <style:style style:name="P22" style:family="paragraph" style:parent-style-name="Indented">
      <style:text-properties style:font-name="Arial" fo:font-weight="bold" style:font-weight-asian="bold" style:font-name-complex="Arial"/>
    </style:style>
    <style:style style:name="P23" style:family="paragraph" style:parent-style-name="Indented">
      <style:paragraph-properties fo:margin-left="0in" fo:margin-right="0in" fo:text-indent="0in" style:auto-text-indent="false"/>
      <style:text-properties style:font-name="Arial" style:font-name-complex="Arial"/>
    </style:style>
    <style:style style:name="P24" style:family="paragraph" style:parent-style-name="Indented">
      <style:paragraph-properties fo:margin-left="0in" fo:margin-right="0in" fo:text-indent="0in" style:auto-text-indent="false"/>
      <style:text-properties style:font-name="Arial" officeooo:rsid="001dcb2f" officeooo:paragraph-rsid="001dcb2f" style:font-name-complex="Arial"/>
    </style:style>
    <style:style style:name="P25" style:family="paragraph" style:parent-style-name="Standard">
      <style:text-properties style:font-name="Arial" fo:font-weight="bold" officeooo:paragraph-rsid="001dcb2f" style:font-weight-asian="bold" style:font-name-complex="Arial"/>
    </style:style>
    <style:style style:name="P26" style:family="paragraph" style:parent-style-name="Standard">
      <style:text-properties officeooo:paragraph-rsid="00215bb9"/>
    </style:style>
    <style:style style:name="P27" style:family="paragraph" style:parent-style-name="Standard" style:list-style-name="WW8Num2">
      <style:paragraph-properties fo:margin-top="0in" fo:margin-bottom="0in" loext:contextual-spacing="false" style:line-height-at-least="0.1874in"/>
      <style:text-properties fo:color="#000000" style:font-name="Arial" style:font-name-asian="Times New Roman" style:font-name-complex="Arial"/>
    </style:style>
    <style:style style:name="P28" style:family="paragraph" style:parent-style-name="Standard" style:list-style-name="WW8Num2">
      <style:paragraph-properties fo:margin-top="0in" fo:margin-bottom="0in" loext:contextual-spacing="false" style:line-height-at-least="0.1874in"/>
      <style:text-properties fo:color="#000000" style:font-name="Arial" officeooo:rsid="001d14fd" officeooo:paragraph-rsid="001d14fd" style:font-name-asian="Times New Roman" style:font-name-complex="Arial"/>
    </style:style>
    <style:style style:name="P29" style:family="paragraph" style:parent-style-name="Standard" style:list-style-name="WW8Num2">
      <style:paragraph-properties fo:margin-top="0in" fo:margin-bottom="0in" loext:contextual-spacing="false" style:line-height-at-least="0.1874in"/>
    </style:style>
    <style:style style:name="P30" style:family="paragraph" style:parent-style-name="Standard" style:list-style-name="WW8Num2">
      <style:paragraph-properties fo:margin-top="0in" fo:margin-bottom="0.1945in" loext:contextual-spacing="false" style:line-height-at-least="0.1874in"/>
      <style:text-properties fo:color="#000000" style:font-name="Arial" officeooo:rsid="001d14fd" officeooo:paragraph-rsid="001d14fd" style:font-name-asian="Times New Roman" style:font-name-complex="Arial"/>
    </style:style>
    <style:style style:name="P31" style:family="paragraph" style:parent-style-name="Name" style:master-page-name="Standard">
      <style:paragraph-properties style:page-number="auto"/>
      <style:text-properties style:font-name="Arial" style:font-name-complex="Arial"/>
    </style:style>
    <style:style style:name="P32" style:family="paragraph" style:parent-style-name="Heading_20_1">
      <style:text-properties style:font-name="Arial" fo:language="en" fo:country="US" style:font-name-complex="Arial"/>
    </style:style>
    <style:style style:name="P33" style:family="paragraph" style:parent-style-name="Heading_20_1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34" style:family="paragraph" style:parent-style-name="Position">
      <style:text-properties style:font-name="Arial" fo:font-weight="normal" style:font-weight-asian="normal" style:font-name-complex="Arial"/>
    </style:style>
    <style:style style:name="P35" style:family="paragraph" style:parent-style-name="Indented" style:list-style-name="WW8Num1"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215bb9" style:font-weight-asian="normal" style:font-name-complex="Arial" style:font-weight-complex="norm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officeooo:rsid="00215bb9" style:font-weight-asian="bold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fo:color="#000000" style:font-name="Arial" style:font-name-asian="Times New Roman" style:font-name-complex="Arial"/>
    </style:style>
    <style:style style:name="T8" style:family="text">
      <style:text-properties fo:color="#000000" style:font-name="Arial" officeooo:rsid="001d14fd" style:font-name-asian="Times New Roman" style:font-name-complex="Arial"/>
    </style:style>
    <style:style style:name="T9" style:family="text">
      <style:text-properties officeooo:rsid="001d14fd"/>
    </style:style>
    <style:style style:name="T10" style:family="text">
      <style:text-properties officeooo:rsid="001dcb2f"/>
    </style:style>
    <style:style style:name="T11" style:family="text">
      <style:text-properties officeooo:rsid="001f8df6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ark Rogers</text:p>
      <text:p text:style-name="P1">Web Developer</text:p>
      <text:p text:style-name="P1"/>
      <text:p text:style-name="P24">2114 E. El Paso</text:p>
      <text:p text:style-name="P24">Fresno, CA 93720</text:p>
      <text:p text:style-name="P23">mark<text:span text:style-name="T10">rogers.bitwise@gmail.com</text:span></text:p>
      <text:p text:style-name="P23">(559) 930-1739</text:p>
      <text:p text:style-name="P21"/>
      <text:h text:style-name="P32" text:outline-level="1">Experience</text:h>
      <text:p text:style-name="P2"/>
      <text:p text:style-name="P16">Bitwise Cohort</text:p>
      <text:p text:style-name="P16">Web Developer</text:p>
      <text:p text:style-name="P19">0<text:span text:style-name="T11">7</text:span>/13 – <text:span text:style-name="T11">Current</text:span></text:p>
      <text:p text:style-name="P15"/>
      <text:p text:style-name="P18">Develop websites and applications to the specifications of the client, and the expectations of Bitwise. Co-teach Geek Wise classes while ensuring a positive, <text:span text:style-name="T11">welcoming</text:span> <text:span text:style-name="T11">student and community experience.</text:span></text:p>
      <text:p text:style-name="P14"/>
      <text:p text:style-name="P14">Automatic Clients</text:p>
      <text:p text:style-name="P14">Co-Owner / Operator</text:p>
      <text:p text:style-name="P20"><text:span text:style-name="T11">03/15</text:span> – <text:span text:style-name="T11">07/16</text:span></text:p>
      <text:p text:style-name="P14"/>
      <text:p text:style-name="P17">Implement various social media marketing strategies to drive leads to multiple clients across the United States.</text:p>
      <text:p text:style-name="P22"/>
      <text:p text:style-name="P14">Comcast</text:p>
      <text:p text:style-name="P14">Comm Tech 2</text:p>
      <text:p text:style-name="P17">10/13 – 03/15</text:p>
      <text:p text:style-name="P17"/>
      <text:p text:style-name="P17">Performed installations and trouble calls to ensure customer satisfaction, and optimal device performance.</text:p>
      <text:p text:style-name="P17"/>
      <text:p text:style-name="P14">U.S. Air Force</text:p>
      <text:p text:style-name="Indented"><text:span text:style-name="T4">F-16/ F-15 Crew Chief</text:span><text:span text:style-name="T1"> </text:span></text:p>
      <text:p text:style-name="P21">03/09 – 03/15</text:p>
      <text:p text:style-name="P21"/>
      <text:p text:style-name="P21">Organized and implemented maintenance and repair of multiple aircrafts through routine inspections, aircraft upkeep, and delegation of specialists to ensure constant mission readiness.</text:p>
      <text:p text:style-name="P1"/>
      <text:h text:style-name="P32" text:outline-level="1">Education</text:h>
      <text:p text:style-name="P10"/>
      <text:p text:style-name="P9">Geekwise Academy, Fresno, Ca</text:p>
      <text:p text:style-name="P13">Bootcamp 1 &amp; 2<text:tab/><text:tab/><text:tab/>11/15 – 2/16</text:p>
      <text:p text:style-name="P13">Javascript 1 &amp; 2<text:tab/><text:tab/><text:tab/> 2/16 – 5/16</text:p>
      <text:p text:style-name="P13">Mean Stack Beta Class<text:tab/><text:tab/>5/16 – <text:span text:style-name="T9">7/16</text:span></text:p>
      <text:p text:style-name="P13"/>
      <text:p text:style-name="P11">Buchanan High School, Clovis, Ca<text:tab/></text:p>
      <text:p text:style-name="P12">High School Diploma<text:tab/><text:tab/>2009</text:p>
      <text:h text:style-name="P33" text:outline-level="1"/>
      <text:p text:style-name="P5"/>
      <text:p text:style-name="P5"/>
      <text:p text:style-name="P5"/>
      <text:p text:style-name="P5"/>
      <text:h text:style-name="P32" text:outline-level="1"><text:soft-page-break/>Skills</text:h>
      <text:p text:style-name="P2"/>
      <text:section text:style-name="Sect1" text:name="Section1">
        <text:list xml:id="list8218694861232501024" text:style-name="WW8Num2">
          <text:list-item>
            <text:p text:style-name="P27">Excellent problem solving skills</text:p>
          </text:list-item>
          <text:list-item>
            <text:p text:style-name="P27">Strong collaborative skills</text:p>
          </text:list-item>
          <text:list-item>
            <text:p text:style-name="P27">Client / Customer Service</text:p>
          </text:list-item>
          <text:list-item>
            <text:p text:style-name="P27">Organization and Time Management</text:p>
          </text:list-item>
          <text:list-item>
            <text:p text:style-name="P27">Fluent in HTML, Bootstrap, <text:span text:style-name="T9">Materialize</text:span>, CSS, <text:span text:style-name="T9">Flexbox, and less</text:span></text:p>
          </text:list-item>
          <text:list-item>
            <text:p text:style-name="P29"><text:span text:style-name="T8">Experienced</text:span><text:span text:style-name="T7"> </text:span><text:span text:style-name="T8">with</text:span><text:span text:style-name="T7"> Git </text:span><text:span text:style-name="T8">and</text:span><text:span text:style-name="T7"> </text:span><text:span text:style-name="T8">Wordpress</text:span></text:p>
          </text:list-item>
          <text:list-item>
            <text:p text:style-name="P29"><text:span text:style-name="T7">Basic understanding of Javascript, Angular, </text:span><text:span text:style-name="T8">jQuery,</text:span><text:span text:style-name="T7"> Mongoose, Express, Node JS, and MongoDB</text:span></text:p>
          </text:list-item>
          <text:list-item>
            <text:p text:style-name="P28">UI, UX, color theory, web design theory, and typography </text:p>
          </text:list-item>
          <text:list-item>
            <text:p text:style-name="P30">GIMP, Photoshop, Inkscap, and Illustrator </text:p>
          </text:list-item>
        </text:list>
      </text:section>
      <text:section text:style-name="Sect2" text:name="Section2">
        <text:p text:style-name="P6"/>
        <text:h text:style-name="P32" text:outline-level="1">References</text:h>
        <text:p text:style-name="P2"/>
        <text:list xml:id="list1620791430451423861" text:style-name="WW8Num1">
          <text:list-item>
            <text:p text:style-name="P35">Available on request.</text:p>
          </text:list-item>
        </text:list>
        <text:p text:style-name="P1"/>
        <text:p text:style-name="Standard"/>
        <text:p text:style-name="P7"/>
        <text:p text:style-name="P3">Links</text:p>
        <text:p text:style-name="P3"/>
        <text:p text:style-name="Standard"><text:span text:style-name="T6"><text:tab/><text:tab/></text:span><text:span text:style-name="T4">Portfolio</text:span></text:p>
        <text:p text:style-name="P4"/>
        <text:p text:style-name="P26"><text:span text:style-name="T4"><text:tab/><text:tab/></text:span><text:span text:style-name="Internet_20_link"><text:span text:style-name="T3">https://markrogers9109.github.io/dev-portfolio/#/home</text:span></text:span></text:p>
        <text:p text:style-name="P1"/>
        <text:p text:style-name="P1"><text:tab/><text:tab/></text:p>
        <text:p text:style-name="P8"><text:span text:style-name="T1"><text:tab/><text:tab/></text:span><text:span text:style-name="T4">Projects</text:span></text:p>
        <text:p text:style-name="P25"/>
        <text:p text:style-name="P8"><text:span text:style-name="T4"><text:tab/><text:tab/></text:span><text:a xlink:type="simple" xlink:href="https://markrogers9109.github.io/clique/app/index.html#/about" text:style-name="Internet_20_link" text:visited-style-name="Visited_20_Internet_20_Link"><text:span text:style-name="Internet_20_link"><text:span text:style-name="T2">https://markrogers9109.github.io/clique/app/index.html#/about</text:span></text:span></text:a></text:p>
        <text:p text:style-name="P4"/>
        <text:p text:style-name="P8"><text:span text:style-name="T4"><text:tab/><text:tab/></text:span><text:a xlink:type="simple" xlink:href="https://markrogers9109.github.io/clique/app/index.html#/about" text:style-name="Internet_20_link" text:visited-style-name="Visited_20_Internet_20_Link"><text:span text:style-name="Internet_20_link"><text:span text:style-name="T1">https://markrogers9109.github.io/clique/app/index.html#/about</text:span></text:span></text:a></text:p>
        <text:p text:style-name="P1"><text:tab/><text:tab/></text:p>
        <text:p text:style-name="Standard"><text:span text:style-name="T1"><text:tab/><text:tab/></text:span><text:a xlink:type="simple" xlink:href="http://markrogers9109.github.io/js-final-project/" text:style-name="Internet_20_link" text:visited-style-name="Visited_20_Internet_20_Link"><text:span text:style-name="Internet_20_link"><text:span text:style-name="T1">http://markrogers9109.github.io/js-final-project/</text:span></text:span></text:a></text:p>
        <text:p text:style-name="P1"><text:tab/></text:p>
        <text:p text:style-name="Standard"><text:span text:style-name="T1"><text:tab/><text:tab/></text:span><text:a xlink:type="simple" xlink:href="http://markrogers9109.github.io/sublime-photography/" text:style-name="Internet_20_link" text:visited-style-name="Visited_20_Internet_20_Link"><text:span text:style-name="Internet_20_link"><text:span text:style-name="T1">http://markrogers9109.github.io/sublime-photography/</text:span></text:span></text:a></text:p>
        <text:p text:style-name="P1"/>
        <text:p text:style-name="Standard"><text:span text:style-name="T1"><text:tab/><text:tab/></text:span><text:a xlink:type="simple" xlink:href="http://geekwiseb2.github.io/pet-store-markrogers9109/" text:style-name="Internet_20_link" text:visited-style-name="Visited_20_Internet_20_Link"><text:span text:style-name="Internet_20_link"><text:span text:style-name="T1">http://geekwiseb2.github.io/pet-store-markrogers9109/</text:span></text:span></text:a></text:p>
        <text:p text:style-name="P1"/>
        <text:p text:style-name="Standard"><text:span text:style-name="T1"><text:tab/><text:tab/></text:span><text:a xlink:type="simple" xlink:href="http://geekwiseb2.github.io/restaurante-markrogers9109/" text:style-name="Internet_20_link" text:visited-style-name="Visited_20_Internet_20_Link"><text:span text:style-name="Internet_20_link"><text:span text:style-name="T1">http://geekwiseb2.github.io/restaurante-markrogers9109/</text:span></text:span></text:a></text:p>
        <text:p text:style-name="P1"/>
        <text:p text:style-name="P1"><text:tab/><text:tab/></text:p>
        <text:p text:style-name="Standard"><text:span text:style-name="T1"><text:tab/><text:tab/></text:span><text:span text:style-name="T4">Github</text:span></text:p>
        <text:p text:style-name="P4"/>
        <text:p text:style-name="Standard"><text:span text:style-name="T4"><text:tab/><text:tab/></text:span><text:a xlink:type="simple" xlink:href="https://github.com/markrogers9109" text:style-name="Internet_20_link" text:visited-style-name="Visited_20_Internet_20_Link"><text:span text:style-name="Internet_20_link"><text:span text:style-name="T1">https://github.com/markrogers9109</text:span></text:span></text:a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eorgia" fo:font-family="Georg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28in" loext:contextual-spacing="false"/>
      <style:text-properties fo:font-size="14pt" fo:language="fr" fo:country="FR" fo:font-weight="bold" style:font-size-asian="14pt" style:font-weight-asian="bold" style:font-size-complex="14pt"/>
    </style:style>
    <style:style style:name="No_20_Spacing" style:display-name="No Spacing" style:family="paragraph">
      <style:paragraph-properties fo:orphans="2" fo:widows="2"/>
      <style:text-properties style:use-window-font-color="true" style:font-name="Cambria" fo:font-family="Cambr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ame" style:family="paragraph" style:parent-style-name="Standard">
      <style:text-properties fo:font-size="26pt" style:font-size-asian="26pt" style:font-size-complex="26pt"/>
    </style:style>
    <style:style style:name="Position" style:family="paragraph" style:parent-style-name="No_20_Spacing">
      <style:paragraph-properties fo:margin-left="1in" fo:margin-right="0in" fo:text-indent="0in" style:auto-text-indent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Company" style:family="paragraph" style:parent-style-name="No_20_Spacing">
      <style:paragraph-properties fo:margin-left="1in" fo:margin-right="0in" fo:text-indent="0in" style:auto-text-indent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Indented" style:family="paragraph" style:parent-style-name="Company">
      <style:paragraph-properties fo:margin-left="1in" fo:margin-right="0in" fo:text-indent="0in" style:auto-text-indent="false"/>
      <style:text-properties fo:font-weight="normal" style:font-weight-asian="normal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Georgia" fo:font-family="Georgia" style:font-family-generic="roman" style:font-pitch="variable" fo:font-size="14pt" fo:language="fr" fo:country="FR" fo:font-weight="bold" style:font-size-asian="14pt" style:font-weight-asian="bold" style:font-name-complex="Georgia" style:font-family-complex="Georgia" style:font-family-generic-complex="roman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6-02-19T10:43:00</meta:creation-date>
    <dc:date>2017-02-20T18:00:50.436348032</dc:date>
    <meta:print-date>2016-06-10T12:36:00</meta:print-date>
    <meta:editing-cycles>11</meta:editing-cycles>
    <meta:editing-duration>P2DT3H6M49S</meta:editing-duration>
    <meta:generator>LibreOffice/5.1.4.2$Linux_X86_64 LibreOffice_project/10m0$Build-2</meta:generator>
    <meta:document-statistic meta:table-count="0" meta:image-count="0" meta:object-count="0" meta:page-count="2" meta:paragraph-count="58" meta:word-count="237" meta:character-count="1992" meta:non-whitespace-character-count="1772"/>
  </office:meta>
</office:document-meta>
</file>